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705508498" text:style-name="L1">
        <text:list-item>
          <text:p text:style-name="P4">Instalación de Mandriva 2010.2 x86_64</text:p>
        </text:list-item>
        <text:list-item>
          <text:p text:style-name="P4">Instalación de subversion 1.6.17 con rpmdrake</text:p>
        </text:list-item>
        <text:list-item>
          <text:p text:style-name="P4">Descarga de tami/cidesal/code</text:p>
          <text:p text:style-name="P5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6">Instalación de python-magic (urpmi python-magic)</text:p>
        </text:list-item>
        <text:list-item>
          <text:p text:style-name="P4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5">urpmi task-c++-devel</text:p>
          <text:list text:continue-numbering="true">
            <text:list-item>
              <text:p text:style-name="P6">Instalación de python-dev </text:p>
            </text:list-item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5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109580097" text:continue-numbering="true" text:style-name="L1">
        <text:list-item>
          <text:list>
            <text:list-item>
              <text:list>
                <text:list-item>
                  <text:p text:style-name="P4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784684281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5">cidesal/code/unoporuno/module/unoporuno/Freeling-python-API/libmorfo_python.py</text:p>
                  <text:p text:style-name="P5">cidesal/code/unoporuno/module/unoporuno/Freeling-python-API/_libmorfo_python.so</text:p>
                  <text:p text:style-name="P5">a</text:p>
                  <text:p text:style-name="P5">cidesal/code/unoporuno/module/unoporuno/</text:p>
                </text:list-item>
              </text:list>
            </text:list-item>
          </text:list>
        </text:list-item>
        <text:list-item>
          <text:p text:style-name="P6"><text:soft-page-break/>Instalación de bibliotecas necesarias a <text:span text:style-name="T2">buscador.py</text:span></text:p>
          <text:list>
            <text:list-item>
              <text:p text:style-name="P6">Instalar python-setuptools (rpmdrake)</text:p>
            </text:list-item>
            <text:list-item>
              <text:p text:style-name="P6">Instalar yql</text:p>
              <text:list>
                <text:list-item>
                  <text:list>
                    <text:list-header>
                      <text:p text:style-name="P5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5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5">mkdir results</text:p>
              <text:p text:style-name="P5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5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  <text:list-item>
              <text:p text:style-name="P6">Instalación del servidor de tareas Celery</text:p>
              <text:list>
                <text:list-item>
                  <text:p text:style-name="P6">cambiar la configuración de settings.py y django.wsgi</text:p>
                </text:list-item>
                <text:list-item>
                  <text:p text:style-name="P6">crear las tablas con un python manage.py syncdb</text:p>
                </text:list-item>
                <text:list-item>
                  <text:p text:style-name="P6">copiar unoporuno.conf a ~/ROOT/webapp/cidesal<text:tab/></text:p>
                </text:list-item>
              </text:list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<text:soft-page-break/>/home/mydirectory/unoporuno/webapps )</text:p>
              <text:list>
                <text:list-header>
                  <text:p text:style-name="P5">cd $UNOPORUNO_ROOT/cidesal</text:p>
                  <text:p text:style-name="P5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5">export DJANGO_SETTINGS_MODULE='cidesal.settings'</text:p>
                </text:list-header>
              </text:list>
            </text:list-item>
          </text:list>
        </text:list-item>
        <text:list-item>
          <text:p text:style-name="P6">Poblar la base de datos <text:s/>(<text:span text:style-name="T2">todo db_populate o como?... TODO : poner una búsqueda de test)</text:span></text:p>
        </text:list-item>
        <text:list-item>
          <text:p text:style-name="P6">Instalación de apache-mod_wsgi (rpmdrake)</text:p>
          <text:list>
            <text:list-header>
              <text:p text:style-name="P6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3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5:22:55</meta:creation-date>
    <dc:date>2012-12-03T17:54:30</dc:date>
    <meta:editing-duration>P1DT7H12M39S</meta:editing-duration>
    <meta:editing-cycles>19</meta:editing-cycles>
    <meta:generator>LibreOffice/3.3$Unix LibreOffice_project/330m19$Build-202</meta:generator>
    <meta:document-statistic meta:table-count="0" meta:image-count="0" meta:object-count="0" meta:page-count="3" meta:paragraph-count="98" meta:word-count="530" meta:character-count="4588"/>
  </office:meta>
</office:document-meta>
</file>